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7988" officeooo:paragraph-rsid="00107988"/>
    </style:style>
    <style:style style:name="P2" style:family="paragraph" style:parent-style-name="Standard">
      <style:text-properties officeooo:rsid="0010dc24" officeooo:paragraph-rsid="0010dc24"/>
    </style:style>
    <style:style style:name="P3" style:family="paragraph" style:parent-style-name="Standard">
      <style:text-properties fo:font-style="italic" officeooo:rsid="0012acd9" officeooo:paragraph-rsid="0012acd9" style:font-style-asian="italic" style:font-style-complex="italic"/>
    </style:style>
    <style:style style:name="P4" style:family="paragraph" style:parent-style-name="Standard">
      <style:text-properties officeooo:rsid="00137a7e" officeooo:paragraph-rsid="00137a7e"/>
    </style:style>
    <style:style style:name="P5" style:family="paragraph" style:parent-style-name="Standard">
      <style:text-properties officeooo:rsid="0013909c" officeooo:paragraph-rsid="0013909c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07988" officeooo:paragraph-rsid="00107988"/>
    </style:style>
    <style:style style:name="P7" style:family="paragraph" style:parent-style-name="Standard" style:list-style-name="L1">
      <style:text-properties officeooo:rsid="0010dc24" officeooo:paragraph-rsid="0010dc24"/>
    </style:style>
    <style:style style:name="P8" style:family="paragraph" style:parent-style-name="Standard" style:list-style-name="L1">
      <style:text-properties fo:font-style="italic" officeooo:rsid="0012acd9" officeooo:paragraph-rsid="0012acd9" style:font-style-asian="italic" style:font-style-complex="italic"/>
    </style:style>
    <style:style style:name="P9" style:family="paragraph" style:parent-style-name="Standard" style:list-style-name="L1">
      <style:text-properties fo:font-style="normal" officeooo:rsid="0012acd9" officeooo:paragraph-rsid="0012acd9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136c1d" officeooo:paragraph-rsid="00136c1d" style:font-style-asian="normal" style:font-style-complex="normal"/>
    </style:style>
    <style:style style:name="P11" style:family="paragraph" style:parent-style-name="Standard">
      <style:text-properties fo:font-style="normal" officeooo:rsid="00136c1d" officeooo:paragraph-rsid="00136c1d" style:font-style-asian="normal" style:font-style-complex="normal"/>
    </style:style>
    <style:style style:name="P12" style:family="paragraph" style:parent-style-name="Standard" style:list-style-name="L3">
      <style:text-properties fo:font-style="normal" officeooo:rsid="00136c1d" officeooo:paragraph-rsid="00136c1d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37a7e" officeooo:paragraph-rsid="00137a7e" style:font-style-asian="normal" style:font-style-complex="normal"/>
    </style:style>
    <style:style style:name="P14" style:family="paragraph" style:parent-style-name="Standard" style:list-style-name="L2">
      <style:text-properties officeooo:rsid="00136c1d" officeooo:paragraph-rsid="00136c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c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2acd9" style:font-style-asian="normal" style:font-style-complex="normal"/>
    </style:style>
    <style:style style:name="T6" style:family="text">
      <style:text-properties fo:font-style="normal" officeooo:rsid="00136c1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officeooo:rsid="0012acd9"/>
    </style:style>
    <style:style style:name="T9" style:family="text">
      <style:text-properties officeooo:rsid="00136c1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4dea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summary of </text:p>
      <text:p text:style-name="P1">“<text:span text:style-name="T1">Variability Modeling in the Real: A Perspective from the Operating System Domains</text:span>”</text:p>
      <text:p text:style-name="P1">by <text:span text:style-name="T10">Jason Christian</text:span></text:p>
      <text:p text:style-name="P6"/>
      <text:p text:style-name="P1"/>
      <text:p text:style-name="P1">Variability Modeling is the first step of a generative software development, in which it produces features that meet the requirements as well as the dependencies between them. <text:span text:style-name="T2">Variability modeling software becomes significant because it automates variability modeling such as consistency, detecting dead features, and useful graphical configuration tool.</text:span></text:p>
      <text:p text:style-name="P2"/>
      <text:p text:style-name="P2">This paper compares 2 variability modeling softwares: Kconfig, which is used to design the variabilities of Linux kernel, and CDL for embedded devices. Both have something in common in the usability of their softwares, <text:span text:style-name="T8">which can be of importance for tool designers</text:span>:</text:p>
      <text:p text:style-name="P2"/>
      <text:list xml:id="list2731115073652779813" text:style-name="L1">
        <text:list-item>
          <text:p text:style-name="P7">Both softwares can control the visibility of the features <text:span text:style-name="T11">defined.</text:span></text:p>
        </text:list-item>
        <text:list-item>
          <text:p text:style-name="P7">Both softwares support basic variables, such as boolean, integer, string, and other derived <text:span text:style-name="T9">data types.</text:span></text:p>
        </text:list-item>
        <text:list-item>
          <text:p text:style-name="P7">Both softwares make use of <text:span text:style-name="T3">Domain Specific Languages</text:span><text:span text:style-name="T4"> (DSL) to model variability</text:span></text:p>
        </text:list-item>
        <text:list-item>
          <text:p text:style-name="P8">Reconfiguration<text:span text:style-name="T4">, a process of reconfigure the hierarchy of features based on the constraints given in a config file, is supported by both softwares.</text:span></text:p>
        </text:list-item>
        <text:list-item>
          <text:p text:style-name="P9">Constraints which are used along with the reconfigurator</text:p>
        </text:list-item>
      </text:list>
      <text:p text:style-name="P3"/>
      <text:p text:style-name="P3"><text:span text:style-name="T4">The </text:span><text:span text:style-name="T6">key</text:span><text:span text:style-name="T4"> points </text:span><text:span text:style-name="T6">that this paper has presented are</text:span><text:span text:style-name="T4">:</text:span></text:p>
      <text:list xml:id="list1797227689239197474" text:style-name="L2">
        <text:list-item>
          <text:p text:style-name="P14"><text:span text:style-name="T5">T</text:span><text:span text:style-name="T4">he importance of variability modeling softwares</text:span></text:p>
        </text:list-item>
        <text:list-item>
          <text:p text:style-name="P10">The outlines of similar features between 2 variability modeling softwares, which are used for designing features in operating systems. The similarities between those 2 large-scale industrial software will be a great contribution in designing better, more general variability modeling software</text:p>
        </text:list-item>
        <text:list-item>
          <text:p text:style-name="P10">Overview of how variability modeling tools work as seen from the graphical figures and domain-specific codes.</text:p>
          <text:p text:style-name="P10"/>
        </text:list-item>
      </text:list>
      <text:p text:style-name="P11">The weaknesses of the paper are:</text:p>
      <text:list xml:id="list3238235865053230091" text:style-name="L3">
        <text:list-item>
          <text:p text:style-name="P12">Comparison between 2 different variability modeling softwares for 2 different operating systems. Validation will be better if the author uses softwares which target or build similar systems</text:p>
        </text:list-item>
        <text:list-item>
          <text:p text:style-name="P13">There are little explanations or definitions about the features of the modeling tools, such as constraints, configurators, feature groupings, and more.</text:p>
        </text:list-item>
      </text:list>
      <text:p text:style-name="P4"/>
      <text:p text:style-name="P5"><text:span text:style-name="T7">Discussion Question:</text:span><text:span text:style-name="T4"> Is it possible to build a general, all-purpose variability modeling software using the important features outlined in the pape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6:48:05.163599967</meta:creation-date>
    <dc:date>2015-10-26T13:21:11.368002914</dc:date>
    <meta:editing-duration>PT23M4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332" meta:character-count="2228" meta:non-whitespace-character-count="1923"/>
  </office:meta>
</office:document-meta>
</file>